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Руберойд 3 рулони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2658" calcext:value-type="currency">
            <text:p>2 65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деталі даху + доставка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4970" calcext:value-type="currency">
            <text:p>4 97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іплення шиферу (260+260)</text:p>
          </table:table-cell>
          <table:table-cell office:value-type="date" office:date-value="2021-11-26" calcext:value-type="date">
            <text:p>26.11.2021</text:p>
          </table:table-cell>
          <table:table-cell office:value-type="currency" office:currency="UAH" office:value="1699" calcext:value-type="currency">
            <text:p>1 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 з шайбою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225" calcext:value-type="currency">
            <text:p>22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фронтонів (газобло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урлат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3450" calcext:value-type="currency">
            <text:p>3 4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ах (крокви, руберойд, шифер, кони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77400" calcext:value-type="currency">
            <text:p>77 4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 table:number-rows-repeated="8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54])" office:value-type="currency" office:currency="UAH" office:value="1294754.35" calcext:value-type="currency">
            <text:p>1 294 754 грн.</text:p>
          </table:table-cell>
          <table:table-cell table:number-columns-repeated="1019"/>
        </table:table-row>
        <table:table-row table:style-name="ro2" table:number-rows-repeated="10484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0:37:49.256237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2-01T11:01:47.273234760</dc:date>
    <dc:creator>Віталій </dc:creator>
    <meta:editing-duration>PT3H42S</meta:editing-duration>
    <meta:editing-cycles>46</meta:editing-cycles>
    <meta:document-statistic meta:table-count="1" meta:cell-count="557" meta:object-count="0"/>
  </office:meta>
</office:document-meta>
</file>